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officeooo:paragraph-rsid="0043939f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style:font-name="Calibri1" fo:font-size="11pt" officeooo:paragraph-rsid="00b398df" style:font-size-asian="11pt" style:font-size-complex="11pt"/>
    </style:style>
    <style:style style:name="P6" style:family="paragraph" style:parent-style-name="Standard">
      <style:paragraph-properties fo:margin-top="0cm" fo:margin-bottom="0.3cm" style:contextual-spacing="false"/>
      <style:text-properties officeooo:paragraph-rsid="00c18eb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c18ebc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</style:style>
    <style:style style:name="P10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1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size="11pt" officeooo:rsid="0088299b" officeooo:paragraph-rsid="0088299b" fo:background-color="transparent" style:font-size-asian="11pt" style:font-size-complex="11pt"/>
    </style:style>
    <style:style style:name="P12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size="11pt" officeooo:rsid="00811482" officeooo:paragraph-rsid="00811482" fo:background-color="transparent" style:font-size-asian="11pt" style:font-size-complex="11pt"/>
    </style:style>
    <style:style style:name="P13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4" style:family="paragraph" style:parent-style-name="Standard" style:master-page-name="">
      <loext:graphic-properties draw:fill="gradient" draw:fill-gradient-name="white_20_to_20_bright_20_orange" draw:gradient-step-count="0"/>
      <style:paragraph-properties fo:margin-left="0.3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ffbba2" style:writing-mode="lr-tb"/>
      <style:text-properties officeooo:paragraph-rsid="0098787b" fo:background-color="transparent"/>
    </style:style>
    <style:style style:name="P15" style:family="paragraph" style:parent-style-name="Standard" style:list-style-name="WWNum1">
      <style:paragraph-properties fo:margin-left="0.771cm" fo:margin-right="0cm" fo:text-indent="-0.6cm" style:auto-text-indent="false"/>
      <style:text-properties officeooo:paragraph-rsid="00a5be67"/>
    </style:style>
    <style:style style:name="P16" style:family="paragraph" style:parent-style-name="Standard" style:list-style-name="List_20_1" style:master-page-name="">
      <style:paragraph-properties style:page-number="auto"/>
      <style:text-properties fo:font-size="11pt" officeooo:paragraph-rsid="00c18ebc" style:font-size-asian="11pt" style:font-size-complex="11pt"/>
    </style:style>
    <style:style style:name="P17" style:family="paragraph" style:parent-style-name="Standard" style:list-style-name="List_20_1" style:master-page-name="">
      <style:paragraph-properties style:page-number="auto"/>
      <style:text-properties officeooo:paragraph-rsid="00c18ebc"/>
    </style:style>
    <style:style style:name="P18" style:family="paragraph" style:parent-style-name="Standard">
      <loext:graphic-properties draw:fill="gradient" draw:fill-gradient-name="white_20_to_20_bright_20_orange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bba2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19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a03517"/>
    </style:style>
    <style:style style:name="P20" style:family="paragraph" style:parent-style-name="Standard" style:list-style-name="List_20_1" style:master-page-name="">
      <style:paragraph-properties style:page-number="auto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1" style:family="paragraph" style:parent-style-name="Standard">
      <loext:graphic-properties draw:fill="gradient" draw:fill-gradient-name="white_20_to_20_bright_20_orange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bba2"/>
      <style:text-properties style:font-name="Calibri1" fo:font-size="11pt" officeooo:paragraph-rsid="0098787b" fo:background-color="transparent" style:font-size-asian="11pt" style:font-name-complex="Calibri2" style:font-size-complex="11pt"/>
    </style:style>
    <style:style style:name="P22" style:family="paragraph" style:parent-style-name="Standard" style:list-style-name="WWNum1" style:master-page-name="">
      <style:paragraph-properties fo:margin-left="0.771cm" fo:margin-right="0cm" fo:text-indent="-0.6cm" style:auto-text-indent="false" style:page-number="auto"/>
      <style:text-properties officeooo:paragraph-rsid="00a03517"/>
    </style:style>
    <style:style style:name="P23" style:family="paragraph" style:parent-style-name="Standard">
      <loext:graphic-properties draw:fill="gradient" draw:fill-gradient-name="white_20_to_20_bright_20_orange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bba2"/>
      <style:text-properties officeooo:paragraph-rsid="0098787b"/>
    </style:style>
    <style:style style:name="P24" style:family="paragraph" style:parent-style-name="Standard" style:list-style-name="WWNum1" style:master-page-name="">
      <style:paragraph-properties fo:margin-left="0.771cm" fo:margin-right="0cm" fo:text-indent="-0.6cm" style:auto-text-indent="false" style:page-number="auto" fo:padding="0cm" fo:border="none" style:shadow="none" style:join-border="false"/>
      <style:text-properties officeooo:paragraph-rsid="0096c129"/>
    </style:style>
    <style:style style:name="P25" style:family="paragraph" style:parent-style-name="Standard">
      <style:paragraph-properties fo:margin-left="0.771cm" fo:margin-right="0cm" fo:text-indent="-0.6cm" style:auto-text-indent="false" fo:padding="0cm" fo:border="none" style:shadow="none" style:join-border="false"/>
      <style:text-properties style:font-name="Calibri1" fo:font-size="11pt" officeooo:rsid="0096c129" officeooo:paragraph-rsid="0096c129" style:font-size-asian="11pt" style:font-name-complex="Calibri2" style:font-size-complex="11pt"/>
    </style:style>
    <style:style style:name="P26" style:family="paragraph" style:parent-style-name="Standard">
      <loext:graphic-properties draw:fill="gradient" draw:fill-gradient-name="white_20_to_20_bright_20_orange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ffbba2"/>
      <style:text-properties officeooo:paragraph-rsid="009c0beb"/>
    </style:style>
    <style:style style:name="P27" style:family="paragraph" style:parent-style-name="Standard" style:list-style-name="WWNum1" style:master-page-name="">
      <style:paragraph-properties fo:margin-left="0.771cm" fo:margin-right="0cm" fo:text-indent="-0.6cm" style:auto-text-indent="false" style:page-number="auto" fo:padding="0cm" fo:border="none" style:shadow="none" style:join-border="false"/>
      <style:text-properties officeooo:paragraph-rsid="00c1c209"/>
    </style:style>
    <style:style style:name="P28" style:family="paragraph" style:parent-style-name="Standard" style:master-page-name="">
      <loext:graphic-properties draw:fill="gradient" draw:fill-gradient-name="white_20_to_20_bright_20_orange" draw:gradient-step-count="0"/>
      <style:paragraph-properties fo:margin-left="0.199cm" fo:margin-right="0cm" fo:margin-top="0.3cm" fo:margin-bottom="0cm" style:contextual-spacing="false" fo:line-height="100%" fo:text-indent="0cm" style:auto-text-indent="false" style:page-number="auto" fo:background-color="#ffbba2"/>
      <style:text-properties style:font-name="Calibri1" fo:font-size="11pt" fo:font-weight="bold" officeooo:paragraph-rsid="0098787b" fo:background-color="transparent" style:font-size-asian="11pt" style:font-weight-asian="bold" style:font-name-complex="Calibri2" style:font-size-complex="11pt"/>
    </style:style>
    <style:style style:name="P29" style:family="paragraph" style:parent-style-name="Standard" style:master-page-name="">
      <loext:graphic-properties draw:fill="gradient" draw:fill-gradient-name="white_20_to_20_bright_20_orange" draw:gradient-step-count="0"/>
      <style:paragraph-properties fo:margin-left="0cm" fo:margin-right="0cm" fo:margin-top="0.3cm" fo:margin-bottom="0cm" style:contextual-spacing="false" fo:line-height="100%" fo:text-indent="0cm" style:auto-text-indent="false" style:page-number="auto" fo:break-before="auto" fo:break-after="auto" fo:background-color="#ffbba2"/>
      <style:text-properties officeooo:paragraph-rsid="0098787b"/>
    </style:style>
    <style:style style:name="P30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>
        <style:tab-stops/>
      </style:paragraph-properties>
    </style:style>
    <style:style style:name="P3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96ddb4"/>
    </style:style>
    <style:style style:name="P32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c36080"/>
    </style:style>
    <style:style style:name="P33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4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officeooo:paragraph-rsid="007a9380" style:font-size-asian="11pt" style:font-name-complex="Calibri2" style:font-size-complex="11pt"/>
    </style:style>
    <style:style style:name="P35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c2c68"/>
    </style:style>
    <style:style style:name="P36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Calibri1" fo:font-size="11pt" officeooo:paragraph-rsid="003c2c68" style:font-size-asian="11pt" style:font-name-complex="Calibri2" style:font-size-complex="11pt"/>
    </style:style>
    <style:style style:name="P37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8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0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3" style:family="text">
      <style:text-properties style:font-name="Calibri1" fo:font-size="11pt" fo:font-weight="bold" officeooo:rsid="0043939f" style:font-size-asian="11pt" style:font-weight-asian="bold" style:font-name-complex="Calibri2" style:font-size-complex="11pt" style:font-weight-complex="bold"/>
    </style:style>
    <style:style style:name="T4" style:family="text">
      <style:text-properties style:font-name="Calibri1" fo:font-size="11pt" officeooo:rsid="0043939f" style:font-size-asian="11pt" style:font-name-complex="Calibri2" style:font-size-complex="11pt"/>
    </style:style>
    <style:style style:name="T5" style:family="text">
      <style:text-properties style:font-name="Calibri1" fo:font-size="11pt" style:text-underline-style="none" fo:font-weight="normal" officeooo:rsid="0043939f" fo:background-color="#eee97e" loext:char-shading-value="0" style:font-size-asian="11pt" style:font-weight-asian="normal" style:font-name-complex="Calibri2" style:font-size-complex="11pt" style:font-weight-complex="normal"/>
    </style:style>
    <style:style style:name="T6" style:family="text">
      <style:text-properties officeooo:rsid="00bfea7f"/>
    </style:style>
    <style:style style:name="T7" style:family="text">
      <style:text-properties officeooo:rsid="00ac9d59"/>
    </style:style>
    <style:style style:name="T8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officeooo:rsid="00811482" fo:background-color="transparent" loext:char-shading-value="0" style:font-size-asian="11pt" style:font-size-complex="11pt"/>
    </style:style>
    <style:style style:name="T10" style:family="text">
      <style:text-properties fo:font-size="11pt" officeooo:rsid="00ad842e" fo:background-color="transparent" loext:char-shading-value="0" style:font-size-asian="11pt" style:font-size-complex="11pt"/>
    </style:style>
    <style:style style:name="T11" style:family="text">
      <style:text-properties officeooo:rsid="0088299b"/>
    </style:style>
    <style:style style:name="T12" style:family="text">
      <style:text-properties officeooo:rsid="00896972"/>
    </style:style>
    <style:style style:name="T13" style:family="text">
      <style:text-properties officeooo:rsid="009248c1"/>
    </style:style>
    <style:style style:name="T14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5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0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1" style:family="text">
      <style:text-properties style:font-name="Calibri1" officeooo:rsid="00940f58" fo:background-color="transparent" loext:char-shading-value="0" style:font-name-complex="Calibri2"/>
    </style:style>
    <style:style style:name="T22" style:family="text">
      <style:text-properties style:font-name="Calibri1" fo:background-color="transparent" loext:char-shading-value="0" style:font-name-complex="Calibri2"/>
    </style:style>
    <style:style style:name="T23" style:family="text">
      <style:text-properties style:font-name="Calibri1" officeooo:rsid="005ab2ed" fo:background-color="transparent" loext:char-shading-value="0" style:font-name-complex="Calibri2"/>
    </style:style>
    <style:style style:name="T24" style:family="text">
      <style:text-properties style:font-name="Calibri1" officeooo:rsid="001aa24e" fo:background-color="transparent" loext:char-shading-value="0" style:font-name-complex="Calibri2"/>
    </style:style>
    <style:style style:name="T25" style:family="text">
      <style:text-properties style:font-name="Calibri1" officeooo:rsid="005af4d8" fo:background-color="transparent" loext:char-shading-value="0" style:font-name-complex="Calibri2"/>
    </style:style>
    <style:style style:name="T26" style:family="text">
      <style:text-properties style:font-name="Calibri1" officeooo:rsid="005bf07b" fo:background-color="transparent" loext:char-shading-value="0" style:font-name-complex="Calibri2"/>
    </style:style>
    <style:style style:name="T27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8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officeooo:rsid="006defbb" fo:background-color="transparent" loext:char-shading-value="0" style:font-name-complex="Calibri2"/>
    </style:style>
    <style:style style:name="T36" style:family="text">
      <style:text-properties style:font-name="Calibri1" officeooo:rsid="005dac39" fo:background-color="transparent" loext:char-shading-value="0" style:font-name-complex="Calibri2"/>
    </style:style>
    <style:style style:name="T37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8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0" style:family="text">
      <style:text-properties fo:font-weight="bold" officeooo:rsid="008a6fdd" style:font-weight-asian="bold"/>
    </style:style>
    <style:style style:name="T41" style:family="text">
      <style:text-properties fo:font-weight="bold" officeooo:rsid="001366e7" style:font-weight-asian="bold"/>
    </style:style>
    <style:style style:name="T42" style:family="text">
      <style:text-properties fo:font-weight="bold" officeooo:rsid="009767ad" style:font-weight-asian="bold"/>
    </style:style>
    <style:style style:name="T43" style:family="text">
      <style:text-properties fo:font-weight="bold" officeooo:rsid="00d2c2e7" style:font-weight-asian="bold"/>
    </style:style>
    <style:style style:name="T44" style:family="text">
      <style:text-properties style:font-name="Calibri1" fo:font-size="11pt" officeooo:rsid="0096c129" fo:background-color="transparent" loext:char-shading-value="0" style:font-size-asian="11pt" style:font-name-complex="Calibri2" style:font-size-complex="11pt"/>
    </style:style>
    <style:style style:name="T45" style:family="text">
      <style:text-properties style:font-name="Calibri1" fo:font-size="11pt" officeooo:rsid="00c18ebc" fo:background-color="transparent" loext:char-shading-value="0" style:font-size-asian="11pt" style:font-name-complex="Calibri2" style:font-size-complex="11pt"/>
    </style:style>
    <style:style style:name="T46" style:family="text">
      <style:text-properties style:font-name="Calibri1" fo:font-size="11pt" officeooo:rsid="00aa4fb5" fo:background-color="transparent" loext:char-shading-value="0" style:font-size-asian="11pt" style:font-name-complex="Calibri2" style:font-size-complex="11pt"/>
    </style:style>
    <style:style style:name="T47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8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49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50" style:family="text">
      <style:text-properties style:font-name="Calibri1" fo:font-size="11pt" fo:font-weight="bold" officeooo:rsid="009767ad" fo:background-color="transparent" loext:char-shading-value="0" style:font-size-asian="11pt" style:font-weight-asian="bold" style:font-name-complex="Calibri2" style:font-size-complex="11pt"/>
    </style:style>
    <style:style style:name="T51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2" style:family="text">
      <style:text-properties style:font-name="Calibri1" fo:font-size="11pt" fo:font-style="normal" officeooo:rsid="0096c129" fo:background-color="transparent" loext:char-shading-value="0" style:font-size-asian="11pt" style:font-style-asian="normal" style:font-name-complex="Calibri2" style:font-size-complex="11pt" style:font-style-complex="normal"/>
    </style:style>
    <style:style style:name="T53" style:family="text">
      <style:text-properties style:font-name="Calibri1" fo:font-size="11pt" fo:font-style="normal" officeooo:rsid="00c18ebc" fo:background-color="transparent" loext:char-shading-value="0" style:font-size-asian="11pt" style:font-style-asian="normal" style:font-name-complex="Calibri2" style:font-size-complex="11pt" style:font-style-complex="normal"/>
    </style:style>
    <style:style style:name="T54" style:family="text">
      <style:text-properties style:font-name="Calibri1" fo:font-size="11pt" officeooo:rsid="0096c129" style:font-size-asian="11pt" style:font-name-complex="Calibri2" style:font-size-complex="11pt"/>
    </style:style>
    <style:style style:name="T55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56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officeooo:rsid="00940f58" style:font-name-complex="Calibri2"/>
    </style:style>
    <style:style style:name="T58" style:family="text">
      <style:text-properties style:font-name="Calibri1" style:font-name-complex="Calibri2"/>
    </style:style>
    <style:style style:name="T59" style:family="text">
      <style:text-properties style:font-name="Calibri1" officeooo:rsid="001aa24e" style:font-name-complex="Calibri2"/>
    </style:style>
    <style:style style:name="T60" style:family="text">
      <style:text-properties style:font-name="Calibri1" officeooo:rsid="005310b8" style:font-name-complex="Calibri2"/>
    </style:style>
    <style:style style:name="T61" style:family="text">
      <style:text-properties style:font-name="Calibri1" officeooo:rsid="005bf07b" style:font-name-complex="Calibri2"/>
    </style:style>
    <style:style style:name="T62" style:family="text">
      <style:text-properties style:font-name="Calibri1" officeooo:rsid="007cb206" style:font-name-complex="Calibri2"/>
    </style:style>
    <style:style style:name="T63" style:family="text">
      <style:text-properties style:font-name="Calibri1" style:text-underline-style="none" officeooo:rsid="00a7140f" fo:background-color="#ffbaba" loext:char-shading-value="0" style:font-name-complex="Calibri2" style:text-overline-style="none" style:text-overline-color="font-color"/>
    </style:style>
    <style:style style:name="T64" style:family="text">
      <style:text-properties style:font-name="Calibri1" style:text-underline-style="none" officeooo:rsid="007cb206" fo:background-color="#ffbaba" loext:char-shading-value="0" style:font-name-complex="Calibri2" style:text-overline-style="none" style:text-overline-color="font-color"/>
    </style:style>
    <style:style style:name="T65" style:family="text">
      <style:text-properties style:font-name="Calibri1" fo:font-weight="bold" officeooo:rsid="007cb206" style:font-weight-asian="bold" style:font-name-complex="Calibri2" style:font-weight-complex="bold"/>
    </style:style>
    <style:style style:name="T66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67" style:family="text">
      <style:text-properties style:font-name="Calibri1" officeooo:rsid="0059ad0b" style:font-name-complex="Calibri2"/>
    </style:style>
    <style:style style:name="T68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69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70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71" style:family="text">
      <style:text-properties officeooo:rsid="0096ddb4"/>
    </style:style>
    <style:style style:name="T72" style:family="text">
      <style:text-properties officeooo:rsid="001366e7"/>
    </style:style>
    <style:style style:name="T73" style:family="text">
      <style:text-properties style:font-name="Calibri1" fo:font-size="11pt" fo:font-style="normal" officeooo:rsid="0096ddb4" style:font-size-asian="11pt" style:font-style-asian="normal" style:font-name-complex="Calibri2" style:font-size-complex="11pt" style:font-style-complex="normal"/>
    </style:style>
    <style:style style:name="T74" style:family="text">
      <style:text-properties style:font-name="Calibri1" fo:font-size="11pt" fo:font-style="normal" officeooo:rsid="00c18ebc" style:font-size-asian="11pt" style:font-style-asian="normal" style:font-name-complex="Calibri2" style:font-size-complex="11pt" style:font-style-complex="normal"/>
    </style:style>
    <style:style style:name="T75" style:family="text">
      <style:text-properties style:font-name="Calibri1" fo:font-size="11pt" officeooo:rsid="0096ddb4" style:font-size-asian="11pt" style:font-name-complex="Calibri2" style:font-size-complex="11pt"/>
    </style:style>
    <style:style style:name="T76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77" style:family="text">
      <style:text-properties style:font-name="Calibri1" fo:font-size="11pt" officeooo:rsid="00940f58" style:font-size-asian="11pt" style:font-name-complex="Calibri2" style:font-size-complex="11pt"/>
    </style:style>
    <style:style style:name="T78" style:family="text">
      <style:text-properties style:font-name="Calibri1" fo:font-size="11pt" officeooo:rsid="005bf07b" style:font-size-asian="11pt" style:font-name-complex="Calibri2" style:font-size-complex="11pt"/>
    </style:style>
    <style:style style:name="T79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80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81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82" style:family="text">
      <style:text-properties style:font-name="Calibri1" fo:font-size="11pt" officeooo:rsid="001b7c95" style:font-size-asian="11pt" style:font-name-complex="Calibri2" style:font-size-complex="11pt"/>
    </style:style>
    <style:style style:name="T83" style:family="text">
      <style:text-properties officeooo:rsid="00940f58"/>
    </style:style>
    <style:style style:name="T84" style:family="text">
      <style:text-properties officeooo:rsid="005bf07b"/>
    </style:style>
    <style:style style:name="T85" style:family="text">
      <style:text-properties officeooo:rsid="0081de27"/>
    </style:style>
    <style:style style:name="T86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87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88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89" style:family="text">
      <style:text-properties fo:font-size="11pt" officeooo:rsid="0096ddb4" style:font-size-asian="11pt" style:font-size-complex="11pt"/>
    </style:style>
    <style:style style:name="T90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91" style:family="text">
      <style:text-properties fo:font-size="11pt" fo:font-style="italic" style:font-size-asian="11pt" style:font-style-asian="italic" style:font-size-complex="11pt" style:font-style-complex="italic"/>
    </style:style>
    <style:style style:name="T92" style:family="text">
      <style:text-properties fo:font-size="11pt" style:font-size-asian="11pt" style:font-size-complex="11pt"/>
    </style:style>
    <style:style style:name="T93" style:family="text">
      <style:text-properties fo:font-size="11pt" officeooo:rsid="00c44f0d" style:font-size-asian="11pt" style:font-size-complex="11pt"/>
    </style:style>
    <style:style style:name="T94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95" style:family="text">
      <style:text-properties style:font-name="Calibri1" fo:font-size="11pt" officeooo:rsid="003c2c68" style:font-size-asian="11pt" style:font-name-complex="Calibri2" style:font-size-complex="11pt"/>
    </style:style>
    <style:style style:name="T96" style:family="text">
      <style:text-properties officeooo:rsid="00c53c3a"/>
    </style:style>
    <style:style style:name="T97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<text:span text:style-name="T2">Name</text:span><text:span text:style-name="T1"><text:tab/><text:tab/>Peter Smith<text:line-break/></text:span><text:span text:style-name="T3">Email</text:span><text:span text:style-name="T4"><text:tab/><text:tab/></text:span><text:a xlink:type="simple" xlink:href="mailto:peter@cruelandunusual.be" text:style-name="Internet_20_link" text:visited-style-name="Visited_20_Internet_20_Link"><text:span text:style-name="T5">peter@cruelandunusual.be</text:span></text:a><text:span text:style-name="T4"><text:line-break/></text:span><text:span text:style-name="T2">Location</text:span><text:span text:style-name="T1"><text:tab/>Edinburgh</text:span>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I am an experienced candidate, with a long employment history in a wide variety of positions across multiple sectors: from <text:span text:style-name="T6">video shoots to </text:span>retail, <text:span text:style-name="T7">software development</text:span> to <text:span text:style-name="T6">data entry</text:span>.</text:p>
      <text:p text:style-name="P6"><text:span text:style-name="Strong_20_Emphasis"><text:span text:style-name="T8">I am highly motivated, adaptable, and eager to learn new technologies. I thrive in supportive team environments where the work is both varied and challenging, and aspire to be a supportive, positive colleague.</text:span></text:span></text:p>
      <text:p text:style-name="P7"><text:span text:style-name="Strong_20_Emphasis"><text:span text:style-name="T8">I constantly strive to achieve the best results possible in my work. I am a fast learner with excellent communication and interpersonal skills, and am strongly motivated to continue learning and growing in my career.</text:span></text:span></text:p>
      <text:h text:style-name="P8" text:outline-level="2"><draw:custom-shape text:anchor-type="paragraph" draw:z-index="1" draw:name="Key Skills box" draw:style-name="gr3" draw:text-style-name="P9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0"><text:span text:style-name="T9">Proven track record in working in demanding environment</text:span><text:span text:style-name="T10">s</text:span></text:p>
        </text:list-item>
        <text:list-item>
          <text:p text:style-name="P11">Proven team player with strong communication skills</text:p>
        </text:list-item>
        <text:list-item>
          <text:p text:style-name="P12">Strong technical skills <text:span text:style-name="T11">and ability to adapt to new env</text:span><text:span text:style-name="T12">ironments</text:span><text:span text:style-name="T11">, absorb and learn new skills</text:span></text:p>
        </text:list-item>
        <text:list-item>
          <text:p text:style-name="P12">Meticulous attention to detail, <text:span text:style-name="T11">delivering outcomes to the highest standard possible</text:span></text:p>
        </text:list-item>
        <text:list-item>
          <text:p text:style-name="P12"><text:span text:style-name="T13">Strong</text:span> Microsoft Office skills (Excel, Word, etc.), <text:span text:style-name="T13">in addition to Google Sheets, Docs, etc.</text:span></text:p>
        </text:list-item>
      </text:list>
      <text:h text:style-name="P13" text:outline-level="2"><draw:custom-shape text:anchor-type="paragraph" draw:z-index="2" draw:name="Employment History box" draw:style-name="gr3" draw:text-style-name="P9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4"><text:span text:style-name="T14">Aug 2014 - </text:span><text:span text:style-name="T15">Nov 2024 – </text:span><text:span text:style-name="T16">Senior </text:span><text:span text:style-name="T17">Video</text:span><text:span text:style-name="T16"> </text:span><text:span text:style-name="T14">Edito</text:span><text:span text:style-name="T18">r, </text:span><text:span text:style-name="T14">Speakeasy Productions Ltd </text:span><text:span text:style-name="T19">(Edinburgh)</text:span></text:p>
      <text:list xml:id="list172846985824166" text:continue-numbering="true" text:style-name="WWNum1">
        <text:list-item>
          <text:p text:style-name="P15"><text:span text:style-name="Emphasis"><text:span text:style-name="T20">Permanent full-time role</text:span></text:span></text:p>
        </text:list-item>
      </text:list>
      <text:list xml:id="list1085452858" text:style-name="List_20_1">
        <text:list-item>
          <text:list>
            <text:list-item>
              <text:list>
                <text:list-item>
                  <text:p text:style-name="P16"><text:span text:style-name="T21">I w</text:span><text:span text:style-name="T22">ork</text:span><text:span text:style-name="T23">ed</text:span><text:span text:style-name="T22"> with </text:span><text:span text:style-name="T21">a large </text:span><text:span text:style-name="T24">production team</text:span><text:span text:style-name="T22"> and </text:span><text:span text:style-name="T25">internal and external </text:span><text:span text:style-name="T22">motion graphics artists to create </text:span><text:span text:style-name="T26">videos for private and public sector clients</text:span></text:p>
                </text:list-item>
                <text:list-item>
                  <text:p text:style-name="P17"><text:span text:style-name="T27">I m</text:span><text:span text:style-name="T28">anage</text:span><text:span text:style-name="T29">d</text:span><text:span text:style-name="T28"> all aspects of </text:span><text:span text:style-name="T30">the </text:span><text:span text:style-name="T28">editing </text:span><text:span text:style-name="T31">process</text:span><text:span text:style-name="T28">: </text:span><text:span text:style-name="T32">ingest, logging, </text:span><text:span text:style-name="T28">colour-correction, </text:span><text:span text:style-name="T33">audio mastering</text:span><text:span text:style-name="T28">, </text:span><text:span text:style-name="T33">motion </text:span><text:span text:style-name="T28">graphics, </text:span><text:span text:style-name="T33">subtitles, </text:span><text:span text:style-name="T34">picture-in-picture sign language, </text:span><text:span text:style-name="T32">delivery</text:span></text:p>
                </text:list-item>
                <text:list-item>
                  <text:p text:style-name="P16"><text:span text:style-name="T21">I w</text:span><text:span text:style-name="T26">orked across multiple projects concurrently, </text:span><text:span text:style-name="T35">at various stages of delivery, </text:span><text:span text:style-name="T36">often to tight deadlines</text:span></text:p>
                </text:list-item>
              </text:list>
            </text:list-item>
          </text:list>
        </text:list-item>
      </text:list>
      <text:p text:style-name="P18">Dec 2008 - Aug 2014 – Senior Video Editor, Republic Productions Ltd (Edinburgh)</text:p>
      <text:list xml:id="list172847955289265" text:continue-list="list172846985824166" text:style-name="WWNum1">
        <text:list-item>
          <text:p text:style-name="P19"><text:span text:style-name="Emphasis"><text:span text:style-name="T20">Permanent full-time role</text:span></text:span></text:p>
        </text:list-item>
      </text:list>
      <text:list xml:id="list172846696540028" text:continue-list="list1085452858" text:style-name="List_20_1">
        <text:list-item>
          <text:list>
            <text:list-item>
              <text:list>
                <text:list-item>
                  <text:p text:style-name="P20">As the company’s senior editor I was responsible for all technical and aesthetic aspects of video editing</text:p>
                </text:list-item>
                <text:list-item>
                  <text:p text:style-name="P17"><text:span text:style-name="T27">I r</text:span><text:span text:style-name="T33">ecord</text:span><text:span text:style-name="T37">ed </text:span><text:span text:style-name="T27">sound</text:span><text:span text:style-name="T37"> </text:span><text:span text:style-name="T33">and </text:span><text:span text:style-name="T38">operated camera</text:span><text:span text:style-name="T33"> </text:span><text:span text:style-name="T27">on location </text:span><text:span text:style-name="T33">when required</text:span></text:p>
                </text:list-item>
                <text:list-item>
                  <text:p text:style-name="P17"><text:span text:style-name="T27">I was responsible</text:span><text:span text:style-name="T31"> for m</text:span><text:span text:style-name="T39">aintenance of </text:span><text:span text:style-name="T31">all editing and production </text:span><text:span text:style-name="T39">software and hardware</text:span></text:p>
                </text:list-item>
                <text:list-item>
                  <text:p text:style-name="P17"><text:span text:style-name="T27">I was responsible</text:span><text:span text:style-name="T31"> for </text:span><text:span text:style-name="T33">procurement and </text:span><text:span text:style-name="T31">ongoing </text:span><text:span text:style-name="T33">maintenance of camera kit</text:span></text:p>
                </text:list-item>
              </text:list>
            </text:list-item>
          </text:list>
        </text:list-item>
      </text:list>
      <text:p text:style-name="P21"><text:span text:style-name="T40">May 2008 - Nov 2008</text:span><text:span text:style-name="T41"> – </text:span><text:span text:style-name="T42">Legal Document Transport Officer, Procurator Fiscal (Glasgow</text:span><text:span text:style-name="T43">)</text:span></text:p>
      <text:list text:continue-list="list172847955289265" text:style-name="WWNum1">
        <text:list-item>
          <text:p text:style-name="P22"><text:span text:style-name="Emphasis"><text:span text:style-name="T20">Temp role;</text:span></text:span><text:span text:style-name="T44"> </text:span><text:span text:style-name="T45">I was </text:span><text:span text:style-name="T44">responsible for </text:span><text:span text:style-name="T46">secure</text:span><text:span text:style-name="T44"> transport </text:span><text:span text:style-name="T46">of </text:span><text:span text:style-name="T44">court documents between legal teams at Glasgow's three court buildings and Procurator Fiscal headquarters</text:span></text:p>
        </text:list-item>
      </text:list>
      <text:p text:style-name="P23"><text:span text:style-name="T47">Oct</text:span><text:span text:style-name="T48"> 200</text:span><text:span text:style-name="T47">6 - Oct</text:span><text:span text:style-name="T48"> 200</text:span><text:span text:style-name="T47">7</text:span><text:span text:style-name="T49"> – </text:span><text:span text:style-name="T50">Banking Admin Assistant, National Savings &amp; Investments (Glasgow</text:span><text:span text:style-name="T51">)</text:span></text:p>
      <text:list text:continue-numbering="true" text:style-name="WWNum1">
        <text:list-item>
          <text:p text:style-name="P24"><text:span text:style-name="Emphasis"><text:span text:style-name="T20">Temp role;</text:span></text:span><text:span text:style-name="Emphasis"><text:span text:style-name="T52"> </text:span></text:span><text:span text:style-name="Emphasis"><text:span text:style-name="T53">I </text:span></text:span><text:span text:style-name="T54">worked as part of a team writing and sending letters to customers about changes in law affecting their accounts</text:span></text:p>
        </text:list-item>
      </text:list>
      <text:p text:style-name="P25"/>
      <text:p text:style-name="P26"><text:span text:style-name="T47">Feb 2002 - Jan 2008</text:span><text:span text:style-name="T49"> – </text:span><text:span text:style-name="T47">Freelance Director / Producer / </text:span><text:span text:style-name="T55">Editor </text:span><text:span text:style-name="T56">(UK wide)</text:span></text:p>
      <text:list xml:id="list172847024445247" text:continue-numbering="true" text:style-name="WWNum1">
        <text:list-item>
          <text:p text:style-name="P24"><text:span text:style-name="Emphasis"><text:span text:style-name="T20">Self-employed</text:span></text:span></text:p>
        </text:list-item>
      </text:list>
      <text:list xml:id="list172847390854275" text:continue-list="list172846696540028" text:style-name="List_20_1">
        <text:list-item>
          <text:list>
            <text:list-item>
              <text:list>
                <text:list-item>
                  <text:p text:style-name="P16"><text:span text:style-name="T57">I was responsible for d</text:span><text:span text:style-name="T58">irecting, </text:span><text:span text:style-name="T59">shooting </text:span><text:span text:style-name="T58">and editing </text:span><text:span text:style-name="T59">a variety of </text:span><text:span text:style-name="T58">projects </text:span><text:span text:style-name="T60">for public and private sector </text:span><text:span text:style-name="T61">clients</text:span></text:p>
                </text:list-item>
                <text:list-item>
                  <text:p text:style-name="P16"><text:span text:style-name="T57">I d</text:span><text:span text:style-name="T62">irected and shot a </text:span><text:a xlink:type="simple" xlink:href="https://youtu.be/InCGES-5KSg?si=NO4oyD_x7lkBPS5E" text:style-name="Internet_20_link" text:visited-style-name="Visited_20_Internet_20_Link"><text:span text:style-name="T63">40-min </text:span><text:span text:style-name="T64">documentary</text:span></text:a><text:span text:style-name="T62"> on the Scottish band </text:span><text:span text:style-name="T65">Mogwai</text:span><text:span text:style-name="T62">, released along with their album </text:span><text:span text:style-name="T66">Mr</text:span><text:span text:style-name="T65">. Beast</text:span></text:p>
                </text:list-item>
                <text:list-item>
                  <text:p text:style-name="P16"><text:span text:style-name="T60">C</text:span><text:span text:style-name="T67">lients </text:span><text:span text:style-name="T21">included</text:span><text:span text:style-name="T67">: various music industry clients, including XL Recordings, Rock Action, Mogwai</text:span></text:p>
                </text:list-item>
                <text:list-item>
                  <text:p text:style-name="P16"><text:span text:style-name="T21">Communicating</text:span><text:span text:style-name="T58"> with end-user clients of all levels</text:span></text:p>
                </text:list-item>
              </text:list>
            </text:list-item>
          </text:list>
        </text:list-item>
      </text:list>
      <text:p text:style-name="P23"><text:span text:style-name="T47">Oct</text:span><text:span text:style-name="T48"> 200</text:span><text:span text:style-name="T68">3 - Mar</text:span><text:span text:style-name="T48"> 200</text:span><text:span text:style-name="T68">5</text:span><text:span text:style-name="T49"> – </text:span><text:span text:style-name="T68">Retail Shop Assistant, Bargain Books (Glasgow</text:span><text:span text:style-name="T51">)</text:span></text:p>
      <text:list text:continue-list="list172847024445247" text:style-name="WWNum1">
        <text:list-item>
          <text:p text:style-name="P27"><text:span text:style-name="Emphasis"><text:span text:style-name="T20">Permanent part-time role;</text:span></text:span><text:span text:style-name="Emphasis"><text:span text:style-name="T69"> </text:span></text:span><text:span text:style-name="Emphasis"><text:span text:style-name="T70">serving customers; cashing up; ordering new stock from wholesale supplier; shop floor stock replenishment</text:span></text:span></text:p>
        </text:list-item>
      </text:list>
      <text:p text:style-name="P28"><text:span text:style-name="T71">Oct</text:span> 2002 - <text:span text:style-name="T71">Aug</text:span> 200<text:span text:style-name="T71">3</text:span><text:span text:style-name="T72"> – Mortgage Division Admin Assistant, Abbey National (Glasgow)</text:span></text:p>
      <text:list text:continue-numbering="true" text:style-name="WWNum1">
        <text:list-item>
          <text:p text:style-name="P15"><text:span text:style-name="Emphasis"><text:span text:style-name="T20">Temp role;</text:span></text:span><text:span text:style-name="T73"> </text:span><text:span text:style-name="T74">I was part of a small team </text:span><text:span text:style-name="T73">respon</text:span><text:span text:style-name="T75">sible for processing mortgage and loan application paperwork</text:span></text:p>
        </text:list-item>
      </text:list>
      <text:p text:style-name="P29"><text:span text:style-name="T14">Jan 2000</text:span><text:span text:style-name="T48"> - </text:span><text:span text:style-name="T14">Dec 2001</text:span><text:span text:style-name="T49"> – </text:span><text:span text:style-name="T14">Software Developer, Agilent </text:span><text:span text:style-name="T48">Technologies</text:span><text:span text:style-name="T14"> GmbH </text:span><text:span text:style-name="T19">(</text:span><text:span text:style-name="T76">Stuttgart, Germany</text:span><text:span text:style-name="T19">)</text:span></text:p>
      <text:list xml:id="list172846705541337" text:continue-numbering="true" text:style-name="WWNum1">
        <text:list-item>
          <text:p text:style-name="P30"><text:span text:style-name="Emphasis"><text:span text:style-name="T20">Permanent full-time role</text:span></text:span></text:p>
        </text:list-item>
      </text:list>
      <text:list text:continue-list="list172847390854275" text:style-name="List_20_1">
        <text:list-item>
          <text:list>
            <text:list-item>
              <text:list>
                <text:list-item>
                  <text:p text:style-name="P17"><text:span text:style-name="T77">I </text:span><text:span text:style-name="T27">worked</text:span><text:span text:style-name="T78"> as part of a team developing </text:span><text:span text:style-name="T77">and maintaining</text:span><text:span text:style-name="T78"> </text:span><text:span text:style-name="T1">an in-house, </text:span><text:span text:style-name="T2">Oracle</text:span><text:span text:style-name="T1">-based, </text:span><text:span text:style-name="T79">Unix</text:span><text:span text:style-name="T78">-server hosted </text:span><text:span text:style-name="T1">payroll system</text:span></text:p>
                </text:list-item>
                <text:list-item>
                  <text:p text:style-name="P17"><text:span text:style-name="T77">I wrote </text:span><text:span text:style-name="T80">ASP</text:span><text:span text:style-name="T1">, </text:span><text:span text:style-name="T81">HTML</text:span><text:span text:style-name="T77">,</text:span><text:span text:style-name="T1"> </text:span><text:span text:style-name="T2">JavaScript</text:span><text:span text:style-name="T82"> </text:span><text:span text:style-name="T77">and </text:span><text:span text:style-name="T81">SQL</text:span><text:span text:style-name="T77"> to process user input, applying country-specific business logic as appropriate</text:span></text:p>
                </text:list-item>
                <text:list-item>
                  <text:p text:style-name="P17"><text:span text:style-name="T83">I w</text:span><text:span text:style-name="T84">rote </text:span><text:span text:style-name="T27">Bash</text:span><text:span text:style-name="T85"> </text:span><text:span text:style-name="T84">scripts to automate development and deployment tasks</text:span></text:p>
                </text:list-item>
              </text:list>
            </text:list-item>
          </text:list>
        </text:list-item>
      </text:list>
      <text:p text:style-name="P23"><text:span text:style-name="T86">Oct</text:span><text:span text:style-name="T14"> </text:span><text:span text:style-name="T86">1996</text:span><text:span text:style-name="T68"> - </text:span><text:span text:style-name="T86">Aug</text:span><text:span text:style-name="T14"> </text:span><text:span text:style-name="T86">1998</text:span><text:span text:style-name="T49"> – </text:span><text:span text:style-name="T68">Retail Shop Assistant, Bargain Books (East Kilbride</text:span><text:span text:style-name="T87">)</text:span></text:p>
      <text:list text:continue-list="list172846705541337" text:style-name="WWNum1">
        <text:list-item>
          <text:p text:style-name="P31"><text:span text:style-name="Emphasis"><text:span text:style-name="T20">Permanent part-time role;</text:span></text:span><text:span text:style-name="T88"> </text:span><text:span text:style-name="T89">serving customers; cashing up; ordering new stock from wholesale supplier; shop floor stock replenishment</text:span></text:p>
        </text:list-item>
      </text:list>
      <text:p text:style-name="P23"><text:span text:style-name="T90">July</text:span><text:span text:style-name="T86"> 199</text:span><text:span text:style-name="T90">2</text:span><text:span text:style-name="T86"> - </text:span><text:span text:style-name="T90">May</text:span><text:span text:style-name="T86"> 199</text:span><text:span text:style-name="T90">6</text:span><text:span text:style-name="T86"> – </text:span><text:span text:style-name="T90">Checkout</text:span><text:span text:style-name="T86"> Assistant, </text:span><text:span text:style-name="T90">Somerfield Supermarket</text:span><text:span text:style-name="T86"> (East </text:span><text:span text:style-name="T87">Kilbride</text:span><text:span text:style-name="T86">)</text:span></text:p>
      <text:list text:continue-numbering="true" text:style-name="WWNum1">
        <text:list-item>
          <text:p text:style-name="P32"><text:span text:style-name="Emphasis"><text:span text:style-name="T20">Permanent part-time role;</text:span></text:span><text:span text:style-name="T91"> </text:span><text:span text:style-name="T92">serving customers; cash </text:span><text:span text:style-name="T93">handling</text:span><text:span text:style-name="T92">; shop floor stock replenishment</text:span></text:p>
        </text:list-item>
      </text:list>
      <text:h text:style-name="P33" text:outline-level="2"><draw:custom-shape text:anchor-type="paragraph" draw:z-index="0" draw:name="Education and Qualifications box" draw:style-name="gr3" draw:text-style-name="P9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94"> </text:span>AND<text:span text:style-name="T94"> </text:span>QUALIFICATIONS</text:h>
      <text:p text:style-name="P34"><text:bookmark text:name="_30j0zll"/>1998 – 1999<text:tab/>Postgraduate Diploma Information Technology, Glasgow University</text:p>
      <text:p text:style-name="P35"><text:span text:style-name="T1">1992 – 1996<text:tab/>MA Philosophy 2:1, </text:span><text:span text:style-name="T95">Glasgow University</text:span></text:p>
      <text:p text:style-name="P36">1986 – 1992<text:tab/>5 Highers, 1 Certificate of Sixth Year Studies, St Andrews High School</text:p>
      <text:h text:style-name="P37" text:outline-level="2"><draw:custom-shape text:anchor-type="paragraph" draw:z-index="5" draw:name="Voluntary work box" draw:style-name="gr3" draw:text-style-name="P9" svg:width="15.925cm" svg:height="0.84cm" svg:x="0cm" svg:y="0.118cm"><text:p/><draw:enhanced-geometry svg:viewBox="0 0 21600 21600" draw:type="rectangle" draw:enhanced-path="M 0 0 L 21600 0 21600 21600 0 21600 0 0 Z N"/></draw:custom-shape>VOLUNTARY WORK AND OTHER INFORMATION</text:h>
      <text:p text:style-name="P38">2004 - 2005 – Volunteer, Glasgow Media Access Centre</text:p>
      <text:p text:style-name="P39">I <text:span text:style-name="T96">volunteered at Glasgow’s GMAC charity, which supports grassroots and amateur filmmakers by providing professional kit hire for much cheaper than standard rates, and provid</text:span><text:span text:style-name="T97">es</text:span><text:span text:style-name="T96"> practical training from industry professionals; standard volunteer positions were for three months, but I was asked to stay for a further three.</text:span></text:p>
      <text:p text:style-name="P40"><text:span text:style-name="T96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right_20_orange" draw:display-name="white to bright orange" draw:style="linear" draw:start-color="#ffffff" draw:end-color="#ff7644" draw:start-intensity="100%" draw:end-intensity="100%" draw:angle="90deg" draw:border="0%">
      <loext:gradient-stop svg:offset="0" loext:color-type="rgb" loext:color-value="#ffffff"/>
      <loext:gradient-stop svg:offset="1" loext:color-type="rgb" loext:color-value="#ff7644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2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27</meta:editing-cycles>
    <meta:creation-date>2019-04-22T12:44:00</meta:creation-date>
    <dc:date>2025-10-10T17:28:46.229713300</dc:date>
    <meta:editing-duration>PT14H24M53S</meta:editing-duration>
    <meta:generator>LibreOffice/25.8.1.1$Windows_X86_64 LibreOffice_project/54047653041915e595ad4e45cccea684809c77b5</meta:generator>
    <meta:print-date>2025-10-10T15:12:53.5161223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6" meta:word-count="792" meta:character-count="5182" meta:non-whitespace-character-count="4459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